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1.104cm" fo:min-width="0.854cm"/>
    </style:style>
    <style:style style:name="gr19" style:family="graphic" style:parent-style-name="standard">
      <style:graphic-properties draw:textarea-horizontal-align="justify" draw:textarea-vertical-align="middle" draw:auto-grow-height="false" fo:min-height="1.104cm" fo:min-width="1.754cm"/>
    </style:style>
    <style:style style:name="gr20" style:family="graphic" style:parent-style-name="standard">
      <style:graphic-properties draw:textarea-horizontal-align="justify" draw:textarea-vertical-align="middle" draw:auto-grow-height="false" fo:min-height="1.104cm" fo:min-width="10.054cm"/>
    </style:style>
    <style:style style:name="gr21" style:family="graphic" style:parent-style-name="standard">
      <style:graphic-properties draw:textarea-horizontal-align="justify" draw:textarea-vertical-align="middle" draw:auto-grow-height="false" fo:min-height="1.104cm" fo:min-width="0.854cm"/>
    </style:style>
    <style:style style:name="gr22" style:family="graphic" style:parent-style-name="standard">
      <style:graphic-properties draw:textarea-horizontal-align="justify" draw:textarea-vertical-align="middle" draw:auto-grow-height="false" fo:min-height="2.704cm" fo:min-width="0.854cm"/>
    </style:style>
    <style:style style:name="gr23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24" style:family="graphic" style:parent-style-name="standard">
      <style:graphic-properties draw:textarea-horizontal-align="justify" draw:textarea-vertical-align="middle" draw:auto-grow-height="false" fo:min-height="1.104cm" fo:min-width="1.254cm"/>
    </style:style>
    <style:style style:name="gr25" style:family="graphic" style:parent-style-name="standard">
      <style:graphic-properties draw:textarea-horizontal-align="justify" draw:textarea-vertical-align="middle" draw:auto-grow-height="false" fo:min-height="1.104cm" fo:min-width="1.104cm"/>
    </style:style>
    <style:style style:name="gr26" style:family="graphic" style:parent-style-name="standard">
      <style:graphic-properties draw:textarea-horizontal-align="justify" draw:textarea-vertical-align="middle" draw:auto-grow-height="false" fo:min-height="1.104cm" fo:min-width="2.754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1.114cm" fo:min-width="0.764cm"/>
    </style:style>
    <style:style style:name="gr28" style:family="graphic" style:parent-style-name="standard">
      <style:graphic-properties draw:stroke="none" draw:textarea-horizontal-align="justify" draw:textarea-vertical-align="middle" draw:auto-grow-height="false" fo:min-height="2.518cm" fo:min-width="0.728cm"/>
    </style:style>
    <style:style style:name="gr29" style:family="graphic" style:parent-style-name="standard">
      <style:graphic-properties draw:textarea-horizontal-align="justify" draw:textarea-vertical-align="middle" draw:auto-grow-height="false" fo:min-height="0.834cm" fo:min-width="0.8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31" style:family="graphic" style:parent-style-name="standard">
      <style:graphic-properties draw:textarea-horizontal-align="justify" draw:textarea-vertical-align="middle" draw:auto-grow-height="false" fo:min-height="1.916cm" fo:min-width="1.766cm"/>
    </style:style>
    <style:style style:name="gr32" style:family="graphic" style:parent-style-name="standard">
      <style:graphic-properties draw:textarea-horizontal-align="justify" draw:textarea-vertical-align="middle" draw:auto-grow-height="false" fo:min-height="0.64cm" fo:min-width="0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37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38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39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40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41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43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44" style:family="graphic" style:parent-style-name="standard">
      <style:graphic-properties draw:textarea-horizontal-align="justify" draw:textarea-vertical-align="middle" draw:auto-grow-height="false" fo:min-height="0.253cm" fo:min-width="0.067cm"/>
    </style:style>
    <style:style style:name="gr45" style:family="graphic" style:parent-style-name="standard">
      <style:graphic-properties draw:textarea-horizontal-align="justify" draw:textarea-vertical-align="middle" draw:auto-grow-height="false" fo:min-height="0.252cm" fo:min-width="0.067cm"/>
    </style:style>
    <style:style style:name="gr46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47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48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49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50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51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52" style:family="graphic" style:parent-style-name="standard">
      <style:graphic-properties draw:textarea-horizontal-align="justify" draw:textarea-vertical-align="middle" draw:auto-grow-height="false" fo:min-height="0.974cm" fo:min-width="6.068cm"/>
    </style:style>
    <style:style style:name="gr53" style:family="graphic" style:parent-style-name="standard">
      <style:graphic-properties draw:textarea-horizontal-align="justify" draw:textarea-vertical-align="middle" draw:auto-grow-height="false" fo:min-height="2.484cm" fo:min-width="1.034cm"/>
    </style:style>
    <style:style style:name="gr54" style:family="graphic" style:parent-style-name="standard">
      <style:graphic-properties draw:stroke="none" draw:textarea-horizontal-align="justify" draw:textarea-vertical-align="middle" draw:auto-grow-height="false" fo:min-height="1.124cm" fo:min-width="0.674cm"/>
    </style:style>
    <style:style style:name="gr55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56" style:family="graphic" style:parent-style-name="standard">
      <style:graphic-properties draw:textarea-horizontal-align="justify" draw:textarea-vertical-align="middle" draw:auto-grow-height="false" fo:min-height="0.924cm" fo:min-width="1.074cm"/>
    </style:style>
    <style:style style:name="gr57" style:family="graphic" style:parent-style-name="standard">
      <style:graphic-properties draw:stroke="none" draw:textarea-horizontal-align="justify" draw:textarea-vertical-align="middle" draw:auto-grow-height="false" fo:min-height="2.298cm" fo:min-width="0.908cm"/>
    </style:style>
    <style:style style:name="gr58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59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60" style:family="graphic" style:parent-style-name="standard">
      <style:graphic-properties draw:textarea-horizontal-align="justify" draw:textarea-vertical-align="middle" draw:auto-grow-height="false" fo:min-height="0.974cm" fo:min-width="1.068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62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63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64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65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3cm"/>
    </style:style>
    <style:style style:name="gr68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69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70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71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72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73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/>
    </style:style>
    <style:style style:name="gr75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76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7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78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79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80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7cm"/>
    </style:style>
    <style:style style:name="gr81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82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83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84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85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86" style:family="graphic" style:parent-style-name="standard">
      <style:graphic-properties draw:stroke="solid" svg:stroke-color="#000000" draw:fill="solid" draw:textarea-horizontal-align="justify" draw:textarea-vertical-align="middle" draw:auto-grow-height="false" fo:min-height="0.252cm" fo:min-width="0.065cm"/>
    </style:style>
    <style:style style:name="gr8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88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89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gr90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9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92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93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94" style:family="graphic" style:parent-style-name="standard">
      <style:graphic-properties draw:stroke="solid" svg:stroke-color="#000000" draw:fill="solid" draw:textarea-horizontal-align="justify" draw:textarea-vertical-align="middle" draw:auto-grow-height="false" fo:min-height="0.252cm" fo:min-width="0.066cm"/>
    </style:style>
    <style:style style:name="gr95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96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97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5cm"/>
    </style:style>
    <style:style style:name="gr98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6cm"/>
    </style:style>
    <style:style style:name="gr99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6cm"/>
    </style:style>
    <style:style style:name="gr100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5cm"/>
    </style:style>
    <style:style style:name="gr10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02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6cm"/>
    </style:style>
    <style:style style:name="gr103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104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105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267cm"/>
    </style:style>
    <style:style style:name="gr10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07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08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7cm"/>
    </style:style>
    <style:style style:name="gr109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6.068cm"/>
    </style:style>
    <style:style style:name="gr110" style:family="graphic" style:parent-style-name="standard">
      <style:graphic-properties draw:stroke="solid" svg:stroke-color="#000000" draw:textarea-horizontal-align="justify" draw:textarea-vertical-align="middle" draw:auto-grow-height="false" fo:min-height="2.484cm" fo:min-width="1.034cm"/>
    </style:style>
    <style:style style:name="gr111" style:family="graphic" style:parent-style-name="standard">
      <style:graphic-properties draw:stroke="solid" svg:stroke-color="#000000" draw:textarea-horizontal-align="justify" draw:textarea-vertical-align="middle" draw:auto-grow-height="false" fo:min-height="1.124cm" fo:min-width="0.674cm"/>
    </style:style>
    <style:style style:name="gr112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667cm"/>
    </style:style>
    <style:style style:name="gr113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14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15" style:family="graphic" style:parent-style-name="standard">
      <style:graphic-properties draw:stroke="solid" svg:stroke-color="#000000" draw:textarea-horizontal-align="justify" draw:textarea-vertical-align="middle" draw:auto-grow-height="false" fo:min-height="0.924cm" fo:min-width="1.074cm"/>
    </style:style>
    <style:style style:name="gr116" style:family="graphic" style:parent-style-name="standard">
      <style:graphic-properties draw:stroke="solid" svg:stroke-color="#000000" draw:textarea-horizontal-align="justify" draw:textarea-vertical-align="middle" draw:auto-grow-height="false" fo:min-height="2.298cm" fo:min-width="0.908cm"/>
    </style:style>
    <style:style style:name="gr117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18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2.366cm"/>
    </style:style>
    <style:style style:name="gr119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3cm" fo:min-width="0.065cm"/>
    </style:style>
    <style:style style:name="gr120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967cm"/>
    </style:style>
    <style:style style:name="gr12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22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068cm"/>
    </style:style>
    <style:style style:name="gr12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974cm" fo:min-width="0.782cm"/>
    </style:style>
    <style:style style:name="gr124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2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1.06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128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6pt" style:font-size-complex="16pt"/>
    </style:style>
    <style:style style:name="P6" style:family="paragraph">
      <style:paragraph-properties fo:text-align="center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P9" style:family="paragraph">
      <style:paragraph-properties fo:text-align="center"/>
      <style:text-properties fo:color="#ff0000" fo:font-size="9pt" style:font-size-asian="18pt" style:font-size-complex="18pt"/>
    </style:style>
    <style:style style:name="P10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style:font-name="Arial3" fo:font-size="16pt" style:font-name-asian="Arial3" style:font-name-complex="Arial3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/>
    </style:style>
    <style:style style:name="T7" style:family="text">
      <style:text-properties style:text-position="sub 58%" fo:font-size="10pt"/>
    </style:style>
    <style:style style:name="T8" style:family="text">
      <style:text-properties style:text-position="sub 58%" fo:font-size="10pt" style:font-size-asian="18pt" style:font-size-complex="18pt"/>
    </style:style>
    <style:style style:name="T9" style:family="text">
      <style:text-properties style:font-name="Arial3" fo:font-size="10pt" style:font-name-asian="Arial3" style:font-name-complex="Arial3"/>
    </style:style>
    <style:style style:name="T10" style:family="text">
      <style:text-properties fo:font-size="10pt" style:font-size-asian="16pt" style:font-size-complex="16pt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T13" style:family="text">
      <style:text-properties fo:color="#ff0000" fo:font-size="9pt" style:font-size-asian="18pt" style:font-size-complex="18pt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5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9cm" svg:y="9.7cm">
          <text:p text:style-name="P1"><text:span text:style-name="T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2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3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er_20_defecte_5f_">
        <draw:custom-shape draw:style-name="gr18" draw:text-style-name="P4" draw:layer="layout" svg:width="1.5cm" svg:height="1.5cm" svg:x="1cm" svg:y="8.1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.6cm" svg:y="8.1cm">
          <text:p text:style-name="P1"><text:span text:style-name="T6">!</text:span></text:p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2cm" svg:y="8.1cm">
          <text:p text:style-name="P1"><text:span text:style-name="T6">"</text:span></text:p>
          <text:p text:style-name="P1"><text:span text:style-name="T6">2</text:span><text:span text:style-name="T7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5.8cm" svg:y="8.1cm">
          <text:p text:style-name="P1"><text:span text:style-name="T6">·</text:span></text:p>
          <text:p text:style-name="P1"><text:span text:style-name="T6">3</text:span><text:span text:style-name="T7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4cm" svg:y="8.1cm">
          <text:p text:style-name="P1"><text:span text:style-name="T6">$</text:span></text:p>
          <text:p text:style-name="P1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cm" svg:y="8.1cm">
          <text:p text:style-name="P1"><text:span text:style-name="T6">%</text:span></text:p>
          <text:p text:style-name="P1"><text:span text:style-name="T6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0.6cm" svg:y="8.1cm">
          <text:p text:style-name="P1"><text:span text:style-name="T6">&amp;</text:span></text:p>
          <text:p text:style-name="P1"><text:span text:style-name="T6">6</text:span><text:span text:style-name="T7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2cm" svg:y="8.1cm">
          <text:p text:style-name="P1"><text:span text:style-name="T6">/</text:span></text:p>
          <text:p text:style-name="P1"><text:span text:style-name="T6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3.8cm" svg:y="8.1cm">
          <text:p text:style-name="P1"><text:span text:style-name="T6">(</text:span></text:p>
          <text:p text:style-name="P1"><text:span text:style-name="T6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4cm" svg:y="8.1cm">
          <text:p text:style-name="P1"><text:span text:style-name="T6">)</text:span></text:p>
          <text:p text:style-name="P1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cm" svg:y="8.1cm">
          <text:p text:style-name="P1"><text:span text:style-name="T6">=</text:span></text:p>
          <text:p text:style-name="P1"><text:span text:style-name="T6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8.6cm" svg:y="8.1cm">
          <text:p text:style-name="P1"><text:span text:style-name="T6">?</text:span></text:p>
          <text:p text:style-name="P1"><text:span text:style-name="T6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3.1cm" svg:y="9.7cm">
          <text:p text:style-name="P1"><text:span text:style-name="T6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7cm" svg:y="9.7cm">
          <text:p text:style-name="P1"><text:span text:style-name="T6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3cm" svg:y="9.7cm">
          <text:p text:style-name="P1"><text:span text:style-name="T6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9cm" svg:y="9.7cm">
          <text:p text:style-name="P1"><text:span text:style-name="T6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5cm" svg:y="9.7cm">
          <text:p text:style-name="P1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1.1cm" svg:y="9.7cm">
          <text:p text:style-name="P1"><text:span text:style-name="T6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7cm" svg:y="9.7cm">
          <text:p text:style-name="P1"><text:span text:style-name="T6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3cm" svg:y="9.7cm">
          <text:p text:style-name="P1"><text:span text:style-name="T6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9cm" svg:y="9.7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5cm" svg:y="9.7cm">
          <text:p text:style-name="P1"><text:span text:style-name="T6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9.1cm" svg:y="9.7cm">
          <text:p text:style-name="P1"><text:span text:style-name="T6">^</text:span></text:p>
          <text:p text:style-name="P1"><text:span text:style-name="T6">`</text:span><text:span text:style-name="T7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0.7cm" svg:y="9.7cm">
          <text:p text:style-name="P1"><text:span text:style-name="T6">*</text:span></text:p>
          <text:p text:style-name="P1"><text:span text:style-name="T6">+</text:span><text:span text:style-name="T7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3.5cm" svg:y="11.3cm">
          <text:p text:style-name="P1"><text:span text:style-name="T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5.1cm" svg:y="11.3cm">
          <text:p text:style-name="P1"><text:span text:style-name="T6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7cm" svg:y="11.3cm">
          <text:p text:style-name="P1"><text:span text:style-name="T6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8.3cm" svg:y="11.3cm">
          <text:p text:style-name="P1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9cm" svg:y="11.3cm">
          <text:p text:style-name="P1"><text:span text:style-name="T6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1.5cm" svg:y="11.3cm">
          <text:p text:style-name="P1"><text:span text:style-name="T6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3.1cm" svg:y="11.3cm">
          <text:p text:style-name="P1"><text:span text:style-name="T6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7cm" svg:y="11.3cm">
          <text:p text:style-name="P1"><text:span text:style-name="T6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6.3cm" svg:y="11.3cm">
          <text:p text:style-name="P1"><text:span text:style-name="T6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9cm" svg:y="11.3cm">
          <text:p text:style-name="P1"><text:span text:style-name="T6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9.5cm" svg:y="11.3cm">
          <text:p text:style-name="P1"><text:span text:style-name="T6">“</text:span></text:p>
          <text:p text:style-name="P1"><text:span text:style-name="T6">'</text:span><text:span text:style-name="T7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1.1cm" svg:y="11.3cm">
          <text:p text:style-name="P1"><text:span text:style-name="T6">Ç</text:span></text:p>
          <text:p text:style-name="P1"><text:span text:style-name="T8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.9cm" svg:y="12.9cm">
          <text:p text:style-name="P1"><text:span text:style-name="T6">&lt;</text:span></text:p>
          <text:p text:style-name="P1"><text:span text:style-name="T6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5cm" svg:y="12.9cm">
          <text:p text:style-name="P1"><text:span text:style-name="T6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1cm" svg:y="12.9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7cm" svg:y="12.9cm">
          <text:p text:style-name="P1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3cm" svg:y="12.9cm">
          <text:p text:style-name="P1"><text:span text:style-name="T6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0.9cm" svg:y="12.9cm">
          <text:p text:style-name="P1"><text:span text:style-name="T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5cm" svg:y="12.9cm">
          <text:p text:style-name="P1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1cm" svg:y="12.9cm">
          <text:p text:style-name="P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7cm" svg:y="12.9cm">
          <text:p text:style-name="P1"><text:span text:style-name="T6">;</text:span></text:p>
          <text:p text:style-name="P1"><text:span text:style-name="T6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3cm" svg:y="12.9cm">
          <text:p text:style-name="P1"><text:span text:style-name="T6">:</text:span></text:p>
          <text:p text:style-name="P1"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4cm" svg:height="1.5cm" svg:x="21.8cm" svg:y="8.1cm">
          <text:p text:style-name="P1"><text:span text:style-name="T9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cm" svg:y="6.9cm">
          <text:p text:style-name="P1"><text:span text:style-name="T6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3cm" svg:y="6.9cm">
          <text:p text:style-name="P1"><text:span text:style-name="T6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4.6cm" svg:y="6.9cm">
          <text:p text:style-name="P1"><text:span text:style-name="T6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6.2cm" svg:y="6.9cm">
          <text:p text:style-name="P1"><text:span text:style-name="T6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7.8cm" svg:y="6.9cm">
          <text:p text:style-name="P1"><text:span text:style-name="T6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9.7cm" svg:y="6.9cm">
          <text:p text:style-name="P1"><text:span text:style-name="T6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1.3cm" svg:y="6.9cm">
          <text:p text:style-name="P1"><text:span text:style-name="T6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2.9cm" svg:y="6.9cm">
          <text:p text:style-name="P1"><text:span text:style-name="T6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4.5cm" svg:y="6.9cm">
          <text:p text:style-name="P1"><text:span text:style-name="T6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6.4cm" svg:y="6.9cm">
          <text:p text:style-name="P1"><text:span text:style-name="T6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8cm" svg:y="6.9cm">
          <text:p text:style-name="P1"><text:span text:style-name="T6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9.6cm" svg:y="6.9cm">
          <text:p text:style-name="P1"><text:span text:style-name="T6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.9cm" svg:height="1.5cm" svg:x="1cm" svg:y="9.7cm">
          <text:p text:style-name="P1"><text:span text:style-name="T9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4cm" svg:height="1.5cm" svg:x="1cm" svg:y="11.3cm">
          <text:p text:style-name="P1"><text:span text:style-name="T10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1.75cm" svg:height="1.5cm" svg:x="1cm" svg:y="12.9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.05cm" svg:y="14.5cm">
          <text:p text:style-name="P1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2.95cm" svg:y="14.5cm">
          <text:p text:style-name="P1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4.75cm" svg:y="14.5cm">
          <text:p text:style-name="P1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7.45cm" svg:y="14.5cm">
          <text:p text:style-name="P1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21.1cm" svg:y="14.5cm">
          <text:p text:style-name="P1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9.25cm" svg:y="14.5cm">
          <text:p text:style-name="P1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8.9cm" svg:y="12.9cm">
          <text:p text:style-name="P1"><text:span text:style-name="T6">_</text:span></text:p>
          <text:p text:style-name="P1"><text:span text:style-name="T6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4cm" svg:height="1.5cm" svg:x="20.5cm" svg:y="12.9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0.2cm" svg:y="8.1cm">
          <text:p text:style-name="P1"><text:span text:style-name="T6">¿</text:span></text:p>
          <text:p text:style-name="P1"><text:span text:style-name="T6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.36cm" svg:height="2.9cm" svg:x="22.8cm" svg:y="9.8cm">
          <text:p text:style-name="P1"><text:span text:style-name="T6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1.2cm" svg:y="6.9cm">
          <text:p text:style-name="P1"><text:span text:style-name="T6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8.1cm">
          <text:p text:style-name="P1"><text:span text:style-name="T6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8.1cm">
          <text:p text:style-name="P1"><text:span text:style-name="T6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9.7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9.7cm">
          <text:p text:style-name="P1"><text:span text:style-name="T6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11.3cm">
          <text:p text:style-name="P1"><text:span text:style-name="T6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11.3cm">
          <text:p text:style-name="P1"><text:span text:style-name="T6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5.2cm" svg:y="13.3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5.2cm" svg:y="14.6cm">
          <text:p text:style-name="P1"><text:span text:style-name="T9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3.6cm" svg:y="14.6cm">
          <text:p text:style-name="P1"><text:span text:style-name="T9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6.8cm" svg:y="14.6cm">
          <text:p text:style-name="P1"><text:span text:style-name="T9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3.1cm" svg:y="6.9cm">
          <text:p text:style-name="P1"><text:span text:style-name="T6">Ps/S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4.7cm" svg:y="6.9cm">
          <text:p text:style-name="P1"><text:span text:style-name="T6">S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6.3cm" svg:y="6.9cm">
          <text:p text:style-name="P1"><text:span text:style-name="T6">Pa/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341cm" svg:height="0.962cm" svg:x="2.7cm" svg:y="2.2cm">
          <draw:text-box>
            <text:p>Filco TenkeyLess</text:p>
          </draw:text-box>
        </draw:frame>
      </draw:page>
      <draw:page draw:name="page5" draw:style-name="dp1" draw:master-page-name="Per_20_defecte_5f_">
        <draw:custom-shape draw:style-name="gr31" draw:text-style-name="P4" draw:layer="layout" svg:width="2.5cm" svg:height="2.4cm" svg:x="6.901cm" svg:y="10.2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0.89cm" svg:x="7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7.151cm" svg:y="11.4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1.406cm">
          <text:p/>
          <draw:enhanced-geometry svg:viewBox="0 0 21600 21600" draw:type="rectangle" draw:enhanced-path="M 0 0 L 21600 0 21600 21600 0 21600 0 0 Z N"/>
        </draw:custom-shape>
        <draw:frame draw:style-name="gr33" draw:layer="measurelines" svg:width="5.142cm" svg:height="0.962cm" svg:x="9.478cm" svg:y="11.462cm">
          <draw:text-box>
            <text:p>level 2: with shift</text:p>
          </draw:text-box>
        </draw:frame>
        <draw:frame draw:style-name="gr34" draw:layer="measurelines" svg:width="6.022cm" svg:height="0.962cm" svg:x="9.478cm" svg:y="10.5cm">
          <draw:text-box>
            <text:p>level 1: without shift</text:p>
          </draw:text-box>
        </draw:frame>
        <draw:frame draw:style-name="gr35" draw:layer="measurelines" svg:width="5.709cm" svg:height="0.962cm" draw:transform="rotate (1.5706217938697) translate (8.137cm 10.209cm)">
          <draw:text-box>
            <text:p>group 2: with AltGr</text:p>
          </draw:text-box>
        </draw:frame>
        <draw:frame draw:style-name="gr36" draw:layer="measurelines" svg:width="6.59cm" svg:height="0.962cm" draw:transform="rotate (1.57760311087767) translate (7.138cm 10.4cm)">
          <draw:text-box>
            <text:p>group 1: without AltGr</text:p>
          </draw:text-box>
        </draw:frame>
      </draw:page>
      <draw:page draw:name="page6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953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18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7.42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42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98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1.83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835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4" draw:layer="layout" svg:width="1.414cm" svg:height="1.356cm" svg:x="1.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" draw:layer="layout" svg:width="0.565cm" svg:height="0.503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566cm" svg:height="0.503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1.542cm" svg:y="3.83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2.107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1.40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0.565cm" svg:height="0.504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566cm" svg:height="0.504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1.542cm" svg:y="3.8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2.107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4" draw:layer="layout" svg:width="1.413cm" svg:height="1.356cm" svg:x="2.871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" draw:layer="layout" svg:width="0.565cm" svg:height="0.503cm" svg:x="3.012cm" svg:y="3.3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565cm" svg:height="0.503cm" svg:x="3.57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012cm" svg:y="3.8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577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2.87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0.565cm" svg:height="0.504cm" svg:x="3.013cm" svg:y="3.32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565cm" svg:height="0.504cm" svg:x="3.578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013cm" svg:y="3.8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578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4" draw:layer="layout" svg:width="1.415cm" svg:height="1.356cm" svg:x="4.3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" draw:layer="layout" svg:width="0.566cm" svg:height="0.503cm" svg:x="4.482cm" svg:y="3.3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565cm" svg:height="0.503cm" svg:x="5.048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4.482cm" svg:y="3.8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5.048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4.34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" draw:layer="layout" svg:width="0.566cm" svg:height="0.504cm" svg:x="4.483cm" svg:y="3.32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565cm" svg:height="0.504cm" svg:x="5.049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4.483cm" svg:y="3.8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5.049cm" svg:y="3.8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953cm" svg:y="3.8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18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7.424cm" svg:y="3.3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24cm" svg:y="3.8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989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8.894cm" svg:y="3.3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8.894cm" svg:y="3.8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364cm" svg:y="3.8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3.30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3.305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4.775cm" svg:y="3.3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775cm" svg:y="3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6.246cm" svg:y="3.3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6.246cm" svg:y="3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7.716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7.716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187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187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0.658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0.658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93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935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3.583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583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053cm" svg:y="5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524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524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7.994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994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464cm" svg:y="5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2.40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2.405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3.875cm" svg:y="4.9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875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346cm" svg:y="4.9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346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6.816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6.816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8.287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287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758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758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323cm" svg:y="5.48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1.33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3.983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924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8.394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2.80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4.275cm" svg:y="6.6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746cm" svg:y="6.6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7.216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7.216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8.687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687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0.158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0.158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2.13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4.728cm" svg:y="8.2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7.725cm" svg:y="8.2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195cm" svg:y="8.2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3.60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076cm" svg:y="8.2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076cm" svg:y="8.7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6.547cm" svg:y="8.2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6.547cm" svg:y="8.7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8.017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8.017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488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488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6.701cm" svg:y="9.722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14cm" svg:height="1.356cm" svg:x="6.7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414cm" svg:height="1.356cm" svg:x="15.0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>K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text:p text:style-name="P1"><text:span text:style-name="T6">4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3.1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0.516cm" svg:y="3.153cm">
          <text:p text:style-name="P1"><text:span text:style-name="T6"/></text:p>
          <text:p text:style-name="P1"><text:span text:style-name="T6">1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1.987cm" svg:y="3.15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893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371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841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31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95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2.423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363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7.63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9.10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20.57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22.045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716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187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687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8cm" svg:y="3.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71cm" svg:y="3.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771cm" svg:y="3.1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8cm" svg:y="4.7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71cm" svg:y="4.7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771cm" svg:y="4.7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1.899cm" svg:height="1.356cm" svg:x="1.4cm" svg:y="4.8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draw:layer="layout" svg:width="6.7cm" svg:height="1.356cm" svg:x="8.2cm" svg:y="9.722cm">
          <text:p text:style-name="P1"><text:span text:style-name="T6">SPCE</text:span></text:p>
          <text:p text:style-name="P1"><text:span text:style-name="T6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2.299cm" svg:height="1.356cm" svg:x="1.4cm" svg:y="6.4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draw:layer="layout" svg:width="2.998cm" svg:height="1.356cm" svg:x="1.4cm" svg:y="8.045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2.599cm" svg:height="1.356cm" svg:x="20.9cm" svg:y="8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text:p text:style-name="P1"><text:span text:style-name="T6">13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6.7cm" svg:y="9.722cm">
          <text:p text:style-name="P1"><text:span text:style-name="T6"/></text:p>
          <text:p text:style-name="P1"><text:span text:style-name="T6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3.3cm" svg:y="9.722cm">
          <text:p text:style-name="P1"><text:span text:style-name="T6">LWIN</text:span></text:p>
          <text:p text:style-name="P1"><text:span text:style-name="T6">1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LALT</text:span></text:p>
          <text:p text:style-name="P1"><text:span text:style-name="T6">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draw:layer="layout" svg:width="1.414cm" svg:height="1.356cm" svg:x="6.702cm" svg:y="9.722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5cm" svg:y="9.744cm">
          <text:p text:style-name="P1"><text:span text:style-name="T6"/></text:p>
          <text:p text:style-name="P1"><text:span text:style-name="T6">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/></text:p>
          <text:p text:style-name="P1"><text:span text:style-name="T6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RALT</text:span></text:p>
          <text:p text:style-name="P1"><text:span text:style-name="T6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LCTL</text:span></text:p>
          <text:p text:style-name="P1"><text:span text:style-name="T6">3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RCTL</text:span></text:p>
          <text:p text:style-name="P1"><text:span text:style-name="T6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layer="measurelines" svg:width="3.453cm" svg:height="0.962cm" svg:x="3cm" svg:y="13.2cm">
          <draw:text-box>
            <text:p>Key codes</text:p>
          </draw:text-box>
        </draw:frame>
      </draw:page>
      <draw:page draw:name="page8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1.835cm" svg:y="3.325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1.835cm" svg:y="3.834cm">
          <text:p text:style-name="P1"><text:span text:style-name="T11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.401cm" svg:y="3.154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3.013cm" svg:y="3.325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3.578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3.013cm" svg:y="3.835cm">
          <text:p text:style-name="P1"><text:span text:style-name="T11">!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578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4.483cm" svg:y="3.325cm">
          <text:p text:style-name="P1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0.565cm" svg:height="0.504cm" svg:x="5.049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4.483cm" svg:y="3.835cm">
          <text:p text:style-name="P1"><text:span text:style-name="T11">"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49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8.894cm" svg:y="3.325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8.894cm" svg:y="3.835cm">
          <text:p text:style-name="P1"><text:span text:style-name="T11">%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10.364cm" svg:y="3.325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0.364cm" svg:y="3.835cm">
          <text:p text:style-name="P1"><text:span text:style-name="T11">&amp;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3.305cm" svg:y="3.325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3.305cm" svg:y="3.834cm">
          <text:p text:style-name="P1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4.775cm" svg:y="3.32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4.775cm" svg:y="3.834cm">
          <text:p text:style-name="P1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6.246cm" svg:y="3.325cm"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6.811cm" svg:y="3.32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6.246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7.716cm" svg:y="3.325cm">
          <text:p text:style-name="P1"><text:span text:style-name="T11">-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7.716cm" svg:y="3.834cm">
          <text:p text:style-name="P1"><text:span text:style-name="T11">=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187cm" svg:y="3.325cm">
          <text:p text:style-name="P1"><text:span text:style-name="T11">^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187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20.658cm" svg:y="3.325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20.658cm" svg:y="3.834cm">
          <text:p text:style-name="P1"><text:span text:style-name="T11">|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0.935cm" svg:y="4.972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0.935cm" svg:y="5.481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3.583cm" svg:y="4.97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3.583cm" svg:y="5.48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5.053cm" svg:y="4.97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5.618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5.053cm" svg:y="5.48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524cm" svg:y="4.97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7.089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6.524cm" svg:y="5.48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7.994cm" svg:y="4.97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7.994cm" svg:y="5.48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464cm" svg:y="4.97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9.464cm" svg:y="5.48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2.405cm" svg:y="4.972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971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2.405cm" svg:y="5.481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3.875cm" svg:y="4.972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3.875cm" svg:y="5.481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346cm" svg:y="4.972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5.346cm" svg:y="5.481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6.816cm" svg:y="4.972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6.816cm" svg:y="5.481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8.287cm" svg:y="4.972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8.287cm" svg:y="5.481cm">
          <text:p text:style-name="P1"><text:span text:style-name="T11">`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758cm" svg:y="4.972cm">
          <text:p text:style-name="P1"><text:span text:style-name="T11">[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758cm" svg:y="5.481cm">
          <text:p text:style-name="P1"><text:span text:style-name="T11">{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323cm" svg:y="5.481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1.335cm" svg:y="6.615cm">
          <text:p text:style-name="P1"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3.983cm" svg:y="6.615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5.453cm" svg:y="6.615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924cm" svg:y="6.615cm">
          <text:p text:style-name="P1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8.394cm" svg:y="6.615cm">
          <text:p text:style-name="P1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864cm" svg:y="6.615cm">
          <text:p text:style-name="P1"><text:span text:style-name="T11">g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2.805cm" svg:y="6.615cm">
          <text:p text:style-name="P1"><text:span text:style-name="T11">j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4.275cm" svg:y="6.615cm">
          <text:p text:style-name="P1"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746cm" svg:y="6.615cm">
          <text:p text:style-name="P1"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7.216cm" svg:y="6.615cm">
          <text:p text:style-name="P1"><text:span text:style-name="T11">;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7.216cm" svg:y="7.124cm">
          <text:p text:style-name="P1"><text:span text:style-name="T11">+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8.687cm" svg:y="6.615cm">
          <text:p text:style-name="P1"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9.252cm" svg:y="6.61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8.687cm" svg:y="7.124cm">
          <text:p text:style-name="P1"><text:span text:style-name="T11">*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20.158cm" svg:y="6.615cm">
          <text:p text:style-name="P1"><text:span text:style-name="T11">]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20.158cm" svg:y="7.124cm">
          <text:p text:style-name="P1"><text:span text:style-name="T11">}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2.136cm" svg:y="8.216cm">
          <text:p text:style-name="P1"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4.728cm" svg:y="8.215cm">
          <text:p text:style-name="P1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254cm" svg:y="8.216cm">
          <text:p text:style-name="P1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7.725cm" svg:y="8.216cm">
          <text:p text:style-name="P1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195cm" svg:y="8.216cm">
          <text:p text:style-name="P1"><text:span text:style-name="T11">v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10.665cm" svg:y="8.216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1.231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3.606cm" svg:y="8.216cm">
          <text:p text:style-name="P1"><text:span text:style-name="T11">m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076cm" svg:y="8.216cm">
          <text:p text:style-name="P1"><text:span text:style-name="T11">,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5.076cm" svg:y="8.725cm">
          <text:p text:style-name="P1"><text:span text:style-name="T11">&lt;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6.547cm" svg:y="8.216cm">
          <text:p text:style-name="P1"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7.112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6.547cm" svg:y="8.725cm">
          <text:p text:style-name="P1"><text:span text:style-name="T11">&gt;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8.017cm" svg:y="8.216cm">
          <text:p text:style-name="P1"><text:span text:style-name="T11">/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8.017cm" svg:y="8.725cm">
          <text:p text:style-name="P1"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488cm" svg:y="8.216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488cm" svg:y="8.725cm">
          <text:p text:style-name="P1"><text:span text:style-name="T11">_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6.701cm" svg:y="9.722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14cm" svg:height="1.356cm" svg:x="6.7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414cm" svg:height="1.356cm" svg:x="15.0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>K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layer="layout" svg:width="5.248cm" svg:height="0.962cm" svg:x="5.7cm" svg:y="14.9cm">
          <draw:text-box>
            <text:p>Original key map</text:p>
          </draw:text-box>
        </draw:frame>
        <draw:custom-shape draw:style-name="gr40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measurelines" svg:width="0.566cm" svg:height="0.504cm" svg:x="5.969cm" svg:y="3.388cm">
          <text:p text:style-name="P1"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measurelines" svg:width="0.565cm" svg:height="0.504cm" svg:x="6.535cm" svg:y="3.38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measurelines" svg:width="0.566cm" svg:height="0.502cm" svg:x="5.969cm" svg:y="3.898cm">
          <text:p text:style-name="P1"><text:span text:style-name="T11">#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measurelines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measurelines" svg:width="0.566cm" svg:height="0.504cm" svg:x="7.401cm" svg:y="3.3cm">
          <text:p text:style-name="P1"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measurelines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measurelines" svg:width="0.566cm" svg:height="0.502cm" svg:x="7.401cm" svg:y="3.81cm">
          <text:p text:style-name="P1"><text:span text:style-name="T11">$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er_20_defecte_5f_">
        <draw:custom-shape draw:style-name="gr75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1.835cm" svg:y="3.325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1.835cm" svg:y="3.834cm">
          <text:p text:style-name="P1"><text:span text:style-name="T11">'</text:span></text:p>
          <draw:enhanced-geometry svg:viewBox="0 0 21600 21600" draw:type="rectangle" draw:enhanced-path="M 0 0 L 21600 0 21600 21600 0 21600 0 0 Z N"/>
        </draw:custom-shape>
        <draw:custom-shape draw:style-name="gr86" draw:text-style-name="P6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.401cm" svg:y="3.154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3.013cm" svg:y="3.337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8" draw:layer="layout" svg:width="0.565cm" svg:height="0.504cm" svg:x="3.59cm" svg:y="3.337cm">
          <text:p text:style-name="P7"><text:span text:style-name="T12">|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3.013cm" svg:y="3.835cm">
          <text:p text:style-name="P1"><text:span text:style-name="T11">!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59cm" svg:y="3.8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4.483cm" svg:y="3.325cm">
          <text:p text:style-name="P1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" draw:layer="layout" svg:width="0.565cm" svg:height="0.504cm" svg:x="5.061cm" svg:y="3.349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4.483cm" svg:y="3.835cm">
          <text:p text:style-name="P1"><text:span text:style-name="T11">"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61cm" svg:y="3.8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8.894cm" svg:y="3.325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0.566cm" svg:height="0.502cm" svg:x="8.894cm" svg:y="3.835cm">
          <text:p text:style-name="P1"><text:span text:style-name="T11">%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10.364cm" svg:y="3.325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0.566cm" svg:height="0.502cm" svg:x="10.364cm" svg:y="3.835cm">
          <text:p text:style-name="P1"><text:span text:style-name="T11">&amp;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3.305cm" svg:y="3.325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3.305cm" svg:y="3.834cm">
          <text:p text:style-name="P1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6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4.775cm" svg:y="3.32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4.775cm" svg:y="3.834cm">
          <text:p text:style-name="P1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6.246cm" svg:y="3.325cm"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6.246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0.566cm" svg:height="0.503cm" svg:x="17.716cm" svg:y="3.325cm">
          <text:p text:style-name="P1"><text:span text:style-name="T11">-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8.282cm" svg:y="3.32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0.566cm" svg:height="0.502cm" svg:x="17.716cm" svg:y="3.834cm">
          <text:p text:style-name="P1"><text:span text:style-name="T11">=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9.187cm" svg:y="3.325cm">
          <text:p text:style-name="P1"><text:span text:style-name="T11">^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9.187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0.565cm" svg:height="0.503cm" svg:x="20.658cm" svg:y="3.325cm">
          <text:p text:style-name="P1"><text:span text:style-name="T11">€</text:span></text:p>
          <draw:enhanced-geometry svg:viewBox="0 0 21600 21600" draw:type="rectangle" draw:enhanced-path="M 0 0 L 21600 0 21600 21600 0 21600 0 0 Z N"/>
        </draw:custom-shape>
        <draw:custom-shape draw:style-name="gr102" draw:text-style-name="P6" draw:layer="layout" svg:width="0.566cm" svg:height="0.503cm" svg:x="21.223cm" svg:y="3.325cm">
          <text:p text:style-name="P6">"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21.223cm" svg:y="3.834cm">
          <text:p text:style-name="P6">|</text:p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0.935cm" svg:y="4.972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0.935cm" svg:y="5.481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3.583cm" svg:y="4.97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4.149cm" svg:y="4.972cm">
          <text:p text:style-name="P6">á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3.583cm" svg:y="5.48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5.053cm" svg:y="4.984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6" draw:text-style-name="P9" draw:layer="layout" svg:width="0.566cm" svg:height="0.504cm" svg:x="5.642cm" svg:y="4.984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5.053cm" svg:y="5.48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7" draw:text-style-name="P9" draw:layer="layout" svg:width="0.566cm" svg:height="0.502cm" svg:x="5.618cm" svg:y="5.482cm">
          <text:p text:style-name="P1"><text:span text:style-name="T13">^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524cm" svg:y="4.97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7.089cm" svg:y="4.972cm">
          <text:p text:style-name="P1"><text:span text:style-name="T11">é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6.524cm" svg:y="5.48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7.994cm" svg:y="4.97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8.56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7.994cm" svg:y="5.48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464cm" svg:y="4.97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9.464cm" svg:y="5.48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2.405cm" svg:y="4.972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101" draw:text-style-name="P6" draw:layer="layout" svg:width="0.565cm" svg:height="0.503cm" svg:x="12.971cm" svg:y="4.972cm">
          <text:p text:style-name="P6">ú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2.405cm" svg:y="5.481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3.875cm" svg:y="4.972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108" draw:text-style-name="P6" draw:layer="layout" svg:width="0.567cm" svg:height="0.503cm" svg:x="14.44cm" svg:y="4.972cm">
          <text:p text:style-name="P6">í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3.875cm" svg:y="5.481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5.346cm" svg:y="4.972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108" draw:text-style-name="P6" draw:layer="layout" svg:width="0.567cm" svg:height="0.503cm" svg:x="15.911cm" svg:y="4.972cm">
          <text:p text:style-name="P6">ó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5.346cm" svg:y="5.481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6.816cm" svg:y="4.972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6.816cm" svg:y="5.481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8.287cm" svg:y="4.972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8.287cm" svg:y="5.481cm">
          <text:p text:style-name="P1"><text:span text:style-name="T11">`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0" draw:text-style-name="P6" draw:layer="layout" svg:width="0.565cm" svg:height="0.503cm" svg:x="19.758cm" svg:y="4.981cm">
            <text:p text:style-name="P1"><text:span text:style-name="T11">[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6" draw:layer="layout" svg:width="0.565cm" svg:height="0.502cm" svg:x="19.758cm" svg:y="5.49cm">
            <text:p text:style-name="P1"><text:span text:style-name="T11">{</text:span></text:p>
            <draw:enhanced-geometry svg:viewBox="0 0 21600 21600" draw:type="rectangle" draw:enhanced-path="M 0 0 L 21600 0 21600 21600 0 21600 0 0 Z N"/>
          </draw:custom-shape>
        </draw:g>
        <draw:custom-shape draw:style-name="gr109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1.335cm" svg:y="6.615cm">
          <text:p text:style-name="P1"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3.983cm" svg:y="6.615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4.549cm" svg:y="6.615cm">
          <text:p text:style-name="P6">à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5.453cm" svg:y="6.615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0.566cm" svg:height="0.504cm" svg:x="6.018cm" svg:y="6.615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9" draw:layer="layout" svg:width="0.566cm" svg:height="0.502cm" svg:x="6.018cm" svg:y="7.125cm">
          <text:p text:style-name="P1"><text:span text:style-name="T13">¨ 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924cm" svg:y="6.615cm">
          <text:p text:style-name="P1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7.489cm" svg:y="6.615cm">
          <text:p text:style-name="P6">è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8.394cm" svg:y="6.615cm">
          <text:p text:style-name="P1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864cm" svg:y="6.615cm">
          <text:p text:style-name="P1"><text:span text:style-name="T11">g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2.805cm" svg:y="6.615cm">
          <text:p text:style-name="P1"><text:span text:style-name="T11">j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4.275cm" svg:y="6.615cm">
          <text:p text:style-name="P1"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5.746cm" svg:y="6.615cm">
          <text:p text:style-name="P1"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108" draw:text-style-name="P6" draw:layer="layout" svg:width="0.567cm" svg:height="0.503cm" svg:x="16.311cm" svg:y="6.615cm">
          <text:p text:style-name="P6">ò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7.782cm" svg:y="6.862cm">
          <text:p/>
          <draw:enhanced-geometry svg:viewBox="0 0 21600 21600" draw:type="rectangle" draw:enhanced-path="M 0 0 L 21600 0 21600 21600 0 21600 0 0 Z N"/>
        </draw:custom-shape>
        <draw:g>
          <draw:custom-shape draw:style-name="gr98" draw:text-style-name="P6" draw:layer="layout" svg:width="0.566cm" svg:height="0.503cm" svg:x="17.216cm" svg:y="6.608cm">
            <text:p text:style-name="P1"><text:span text:style-name="T11">;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6" draw:layer="layout" svg:width="0.566cm" svg:height="0.502cm" svg:x="17.216cm" svg:y="7.117cm">
            <text:p text:style-name="P1"><text:span text:style-name="T11">+</text:span></text:p>
            <draw:enhanced-geometry svg:viewBox="0 0 21600 21600" draw:type="rectangle" draw:enhanced-path="M 0 0 L 21600 0 21600 21600 0 21600 0 0 Z N"/>
          </draw:custom-shape>
        </draw:g>
        <draw:custom-shape draw:style-name="gr81" draw:text-style-name="P6" draw:layer="layout" svg:width="0.565cm" svg:height="0.502cm" svg:x="17.782cm" svg:y="6.86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8.687cm" svg:y="6.615cm">
          <text:p text:style-name="P1"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8.687cm" svg:y="7.124cm">
          <text:p text:style-name="P1"><text:span text:style-name="T11">*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20.016cm" svg:y="6.4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0" draw:text-style-name="P6" draw:layer="layout" svg:width="0.565cm" svg:height="0.503cm" svg:x="20.158cm" svg:y="6.589cm">
            <text:p text:style-name="P1"><text:span text:style-name="T11">]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6" draw:layer="layout" svg:width="0.565cm" svg:height="0.502cm" svg:x="20.158cm" svg:y="7.098cm">
            <text:p text:style-name="P1"><text:span text:style-name="T11">}</text:span></text:p>
            <draw:enhanced-geometry svg:viewBox="0 0 21600 21600" draw:type="rectangle" draw:enhanced-path="M 0 0 L 21600 0 21600 21600 0 21600 0 0 Z N"/>
          </draw:custom-shape>
        </draw:g>
        <draw:custom-shape draw:style-name="gr115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2.136cm" svg:y="8.216cm">
          <text:p text:style-name="P1"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g>
          <draw:custom-shape draw:style-name="gr101" draw:text-style-name="P6" draw:layer="layout" svg:width="0.565cm" svg:height="0.503cm" svg:x="12.701cm" svg:y="8.216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  <draw:custom-shape draw:style-name="gr117" draw:text-style-name="P6" draw:layer="layout" svg:width="0.565cm" svg:height="0.502cm" svg:x="12.701cm" svg:y="8.725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</draw:g>
        <draw:custom-shape draw:style-name="gr11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4.728cm" svg:y="8.215cm">
          <text:p text:style-name="P1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5.294cm" svg:y="8.215cm">
          <text:p text:style-name="P1"><text:span text:style-name="T11">«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254cm" svg:y="8.216cm">
          <text:p text:style-name="P1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06" draw:text-style-name="P6" draw:layer="layout" svg:width="0.566cm" svg:height="0.504cm" svg:x="6.819cm" svg:y="8.216cm">
          <text:p text:style-name="P1"><text:span text:style-name="T11">»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7.725cm" svg:y="8.216cm">
          <text:p text:style-name="P1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8.29cm" svg:y="8.216cm">
          <text:p text:style-name="P1"><text:span text:style-name="T11">ç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" draw:layer="layout" svg:width="0.565cm" svg:height="0.502cm" svg:x="8.29cm" svg:y="8.726cm">
          <text:p text:style-name="P1"><text:span text:style-name="T11">Ç</text:span></text:p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195cm" svg:y="8.216cm">
          <text:p text:style-name="P1"><text:span text:style-name="T11">v</text:span></text:p>
          <draw:enhanced-geometry svg:viewBox="0 0 21600 21600" draw:type="rectangle" draw:enhanced-path="M 0 0 L 21600 0 21600 21600 0 21600 0 0 Z N"/>
        </draw:custom-shape>
        <draw:custom-shape draw:style-name="gr88" draw:text-style-name="P6" draw:layer="layout" svg:width="0.565cm" svg:height="0.504cm" svg:x="9.761cm" svg:y="8.216cm">
          <text:p text:style-name="P6"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10.665cm" svg:y="8.216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3.606cm" svg:y="8.216cm">
          <text:p text:style-name="P1"><text:span text:style-name="T11">m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5.076cm" svg:y="8.206cm">
          <text:p text:style-name="P1"><text:span text:style-name="T11">,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5.076cm" svg:y="8.725cm">
          <text:p text:style-name="P1"><text:span text:style-name="T11">&lt;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6.547cm" svg:y="8.206cm">
          <text:p text:style-name="P1"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6.547cm" svg:y="8.725cm">
          <text:p text:style-name="P1"><text:span text:style-name="T11">&gt;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0.566cm" svg:height="0.503cm" svg:x="18.017cm" svg:y="8.216cm">
          <text:p text:style-name="P1"><text:span text:style-name="T11">/</text:span></text:p>
          <draw:enhanced-geometry svg:viewBox="0 0 21600 21600" draw:type="rectangle" draw:enhanced-path="M 0 0 L 21600 0 21600 21600 0 21600 0 0 Z N"/>
        </draw:custom-shape>
        <draw:custom-shape draw:style-name="gr119" draw:text-style-name="P8" draw:layer="layout" svg:width="0.565cm" svg:height="0.503cm" svg:x="18.583cm" svg:y="8.216cm">
          <text:p text:style-name="P7"><text:span text:style-name="T12">¿</text:span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0.566cm" svg:height="0.502cm" svg:x="18.017cm" svg:y="8.725cm">
          <text:p text:style-name="P1"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9.488cm" svg:y="8.216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9.488cm" svg:y="8.725cm">
          <text:p text:style-name="P1"><text:span text:style-name="T11">_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415cm" svg:height="1.356cm" svg:x="6.7cm" svg:y="9.722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4" draw:layer="layout" svg:width="1.414cm" svg:height="1.356cm" svg:x="6.702cm" svg:y="9.722cm">
          <text:p text:style-name="P1"><text:span text:style-name="T6">Alt 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draw:layer="layout" svg:width="1.415cm" svg:height="1.356cm" svg:x="15cm" svg:y="9.744cm">
          <text:p text:style-name="P1"><text:span text:style-name="T6">co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" draw:layer="layout" svg:width="1.7cm" svg:height="1.356cm" svg:x="16.5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draw:layer="layout" svg:width="1.7cm" svg:height="1.356cm" svg:x="18.3cm" svg:y="9.722cm">
          <text:p text:style-name="P1"><text:span text:style-name="T6">Alt 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6" draw:text-style-name="P10" draw:layer="layout" svg:width="5.777cm" svg:height="0.962cm" svg:x="5.7cm" svg:y="14.9cm">
          <draw:text-box>
            <text:p><text:span text:style-name="T14">Proposed key map</text:span></text:p>
          </draw:text-box>
        </draw:frame>
        <draw:custom-shape draw:style-name="gr82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measurelines" svg:width="0.566cm" svg:height="0.504cm" svg:x="5.969cm" svg:y="3.388cm">
          <text:p text:style-name="P1"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" draw:layer="measurelines" svg:width="0.565cm" svg:height="0.504cm" svg:x="6.535cm" svg:y="3.388cm">
          <text:p text:style-name="P1"><text:span text:style-name="T11">#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measurelines" svg:width="0.566cm" svg:height="0.502cm" svg:x="5.969cm" svg:y="3.898cm">
          <text:p text:style-name="P1"><text:span text:style-name="T11">·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" draw:layer="measurelines" svg:width="0.565cm" svg:height="0.503cm" svg:x="7.966cm" svg:y="3.3cm">
          <text:p text:style-name="P6">€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measurelines" svg:width="0.566cm" svg:height="0.504cm" svg:x="7.401cm" svg:y="3.3cm">
          <text:p text:style-name="P1"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" draw:layer="measurelines" svg:width="0.566cm" svg:height="0.502cm" svg:x="7.401cm" svg:y="3.81cm">
          <text:p text:style-name="P1"><text:span text:style-name="T11">$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  <draw:frame draw:style-name="gr33" draw:layer="measurelines" svg:width="5.142cm" svg:height="0.962cm" svg:x="5.9cm" svg:y="16.8cm">
          <draw:text-box>
            <text:p>dead keys in red</text:p>
          </draw:text-box>
        </draw:frame>
        <draw:g>
          <draw:custom-shape draw:style-name="gr79" draw:text-style-name="P6" draw:layer="measurelines" svg:width="0.565cm" svg:height="0.503cm" svg:x="1.5cm" svg:y="3.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1.5cm" svg:y="3.809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" draw:layer="measurelines" svg:width="0.565cm" svg:height="0.504cm" svg:x="1.525cm" svg:y="3.324cm">
            <text:p text:style-name="P1"><text:span text:style-name="T11">º</text:span></text:p>
            <draw:enhanced-geometry svg:viewBox="0 0 21600 21600" draw:type="rectangle" draw:enhanced-path="M 0 0 L 21600 0 21600 21600 0 21600 0 0 Z N"/>
          </draw:custom-shape>
          <draw:custom-shape draw:style-name="gr117" draw:text-style-name="P6" draw:layer="measurelines" svg:width="0.565cm" svg:height="0.502cm" svg:x="1.525cm" svg:y="3.834cm">
            <text:p text:style-name="P1"><text:span text:style-name="T11">ª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9" draw:text-style-name="P6" draw:layer="measurelines" svg:width="0.565cm" svg:height="0.503cm" svg:x="2.065cm" svg:y="3.31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2.065cm" svg:y="3.82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6" draw:layer="measurelines" svg:width="0.565cm" svg:height="0.504cm" svg:x="2.066cm" svg:y="3.31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2.066cm" svg:y="3.8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6" draw:text-style-name="P9" draw:layer="measurelines" svg:width="0.566cm" svg:height="0.504cm" svg:x="18.834cm" svg:y="4.988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107" draw:text-style-name="P9" draw:layer="measurelines" svg:width="0.566cm" svg:height="0.502cm" svg:x="18.834cm" svg:y="5.498cm">
          <text:p text:style-name="P1"><text:span text:style-name="T13">^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measurelines" svg:width="0.566cm" svg:height="0.504cm" svg:x="19.234cm" svg:y="6.6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  <draw:custom-shape draw:style-name="gr114" draw:text-style-name="P9" draw:layer="measurelines" svg:width="0.566cm" svg:height="0.502cm" svg:x="19.234cm" svg:y="7.11cm">
          <text:p text:style-name="P1"><text:span text:style-name="T13">¨ </text:span></text:p>
          <draw:enhanced-geometry svg:viewBox="0 0 21600 21600" draw:type="rectangle" draw:enhanced-path="M 0 0 L 21600 0 21600 21600 0 21600 0 0 Z N"/>
        </draw:custom-shape>
        <draw:g>
          <draw:custom-shape draw:style-name="gr82" draw:text-style-name="P6" draw:layer="layout" svg:width="0.566cm" svg:height="0.503cm" svg:x="20.723cm" svg:y="6.60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6" draw:layer="layout" svg:width="0.566cm" svg:height="0.502cm" svg:x="20.723cm" svg:y="7.111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" draw:layer="measurelines" svg:width="0.565cm" svg:height="0.504cm" svg:x="20.7cm" svg:y="6.575cm">
            <text:p text:style-name="P1"><text:span text:style-name="T11">ç</text:span></text:p>
            <draw:enhanced-geometry svg:viewBox="0 0 21600 21600" draw:type="rectangle" draw:enhanced-path="M 0 0 L 21600 0 21600 21600 0 21600 0 0 Z N"/>
          </draw:custom-shape>
          <draw:custom-shape draw:style-name="gr117" draw:text-style-name="P6" draw:layer="measurelines" svg:width="0.565cm" svg:height="0.502cm" svg:x="20.7cm" svg:y="7.085cm">
            <text:p text:style-name="P1"><text:span text:style-name="T11">Ç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6" draw:layer="measurelines" svg:width="0.565cm" svg:height="0.503cm" svg:x="17.8cm" svg:y="6.608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  <draw:custom-shape draw:style-name="gr117" draw:text-style-name="P6" draw:layer="measurelines" svg:width="0.565cm" svg:height="0.502cm" svg:x="17.8cm" svg:y="7.117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2" draw:text-style-name="P6" draw:layer="layout" svg:width="0.566cm" svg:height="0.503cm" svg:x="20.323cm" svg:y="4.97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6" draw:layer="layout" svg:width="0.566cm" svg:height="0.502cm" svg:x="20.323cm" svg:y="5.481cm">
            <text:p text:style-name="P1"><text:span text:style-name="T11"/></text:p>
            <draw:enhanced-geometry svg:viewBox="0 0 21600 21600" draw:type="rectangle" draw:enhanced-path="M 0 0 L 21600 0 21600 21600 0 21600 0 0 Z N"/>
          </draw:custom-shape>
          <draw:g>
            <draw:custom-shape draw:style-name="gr101" draw:text-style-name="P6" draw:layer="measurelines" svg:width="0.565cm" svg:height="0.503cm" svg:x="20.335cm" svg:y="4.989cm">
              <text:p text:style-name="P1"><text:span text:style-name="T11">]</text:span></text:p>
              <draw:enhanced-geometry svg:viewBox="0 0 21600 21600" draw:type="rectangle" draw:enhanced-path="M 0 0 L 21600 0 21600 21600 0 21600 0 0 Z N"/>
            </draw:custom-shape>
            <draw:custom-shape draw:style-name="gr117" draw:text-style-name="P6" draw:layer="measurelines" svg:width="0.565cm" svg:height="0.502cm" svg:x="20.335cm" svg:y="5.498cm">
              <text:p text:style-name="P1"><text:span text:style-name="T11">}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91" draw:text-style-name="P6" draw:layer="measurelines" svg:width="0.565cm" svg:height="0.504cm" svg:x="15.635cm" svg:y="8.205cm">
          <text:p text:style-name="P1"><text:span text:style-name="T11">«</text:span></text:p>
          <draw:enhanced-geometry svg:viewBox="0 0 21600 21600" draw:type="rectangle" draw:enhanced-path="M 0 0 L 21600 0 21600 21600 0 21600 0 0 Z N"/>
        </draw:custom-shape>
        <draw:custom-shape draw:style-name="gr106" draw:text-style-name="P6" draw:layer="measurelines" svg:width="0.566cm" svg:height="0.504cm" svg:x="17.1cm" svg:y="8.205cm">
          <text:p text:style-name="P1"><text:span text:style-name="T11">»</text:span></text:p>
          <draw:enhanced-geometry svg:viewBox="0 0 21600 21600" draw:type="rectangle" draw:enhanced-path="M 0 0 L 21600 0 21600 21600 0 21600 0 0 Z N"/>
        </draw:custom-shape>
        <draw:frame draw:style-name="gr127" draw:layer="measurelines" svg:width="8.842cm" svg:height="0.962cm" svg:x="5.658cm" svg:y="18.238cm">
          <draw:text-box>
            <text:p>JP differences with ES in blue</text:p>
          </draw:text-box>
        </draw:frame>
        <draw:custom-shape draw:style-name="gr128" draw:text-style-name="P8" draw:layer="measurelines" svg:width="0.565cm" svg:height="0.504cm" svg:x="3.6cm" svg:y="3.8cm">
          <text:p text:style-name="P7"><text:span text:style-name="T12">¡</text:span></text:p>
          <draw:enhanced-geometry svg:viewBox="0 0 21600 21600" draw:type="rectangle" draw:enhanced-path="M 0 0 L 21600 0 21600 21600 0 21600 0 0 Z N"/>
        </draw:custom-shape>
        <draw:custom-shape draw:style-name="gr106" draw:text-style-name="P9" draw:layer="layout" svg:width="0.566cm" svg:height="0.504cm" svg:x="20.634cm" svg:y="3.3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0.566cm" svg:height="0.504cm" svg:x="20.634cm" svg:y="3.8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  <style:master-page style:name="Per_20_defecte_5f_" style:display-name="Per defecte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ises </meta:initial-creator>
    <meta:creation-date>2012-02-10T16:59:04</meta:creation-date>
    <dc:date>2015-03-30T14:30:05.294454846</dc:date>
    <meta:editing-duration>PT14H14M25S</meta:editing-duration>
    <meta:editing-cycles>76</meta:editing-cycles>
    <meta:generator>LibreOffice/4.3.3.2$Linux_X86_64 LibreOffice_project/430m0$Build-2</meta:generator>
    <meta:print-date>2015-03-28T12:46:42.220635066</meta:print-date>
    <meta:document-statistic meta:object-count="1801"/>
  </office:meta>
</office:document-meta>
</file>